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9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T9" style:family="text">
      <style:text-properties officeooo:rsid="0022b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office:value-type="string">
            <text:p text:style-name="P17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7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7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2">Rif. DDT</text:p>
          </table:table-cell>
          <table:covered-table-cell/>
          <table:table-cell table:style-name="Tabella1.G3" table:number-columns-spanned="2" office:value-type="string">
            <text:p text:style-name="P12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23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23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2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2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5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3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9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9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9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T8" style:family="text">
      <style:text-properties officeooo:rsid="0022bdd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/text:p>
        <text:p text:style-name="MP5"><text:span text:style-name="MT8">Responsabile della Qualità <text:s text:c="3"/></text:span></text:p>
        <text:p text:style-name="MP5"><draw:frame draw:style-name="Mfr3" draw:name="Immagine1" text:anchor-type="as-char" svg:width="5.001cm" style:rel-width="25%" svg:height="1.02cm" style:rel-height="34%" draw:z-index="2"><draw:image xlink:href="Pictures/10000000000000A8000000285DF9493B.png" xlink:type="simple" xlink:show="embed" xlink:actuate="onLoad"/></draw:frame> <text:s text:c="3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3T11:46:15.715352071</dc:date>
    <meta:editing-duration>P1DT15H54M19S</meta:editing-duration>
    <meta:editing-cycles>424</meta:editing-cycles>
    <meta:generator>LibreOffice/4.2.8.2$Linux_X86_64 LibreOffice_project/420m0$Build-2</meta:generator>
    <meta:document-statistic meta:table-count="1" meta:image-count="3" meta:object-count="0" meta:page-count="1" meta:paragraph-count="46" meta:word-count="117" meta:character-count="964" meta:non-whitespace-character-count="841"/>
    <meta:user-defined meta:name="Info 1"/>
    <meta:user-defined meta:name="Info 2"/>
    <meta:user-defined meta:name="Info 3"/>
    <meta:user-defined meta:name="Info 4"/>
  </office:meta>
</office:document-meta>
</file>